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4438358339287" calcext:value-type="float">
            <text:p>97,44</text:p>
          </table:table-cell>
          <table:table-cell table:style-name="ce3" table:formula="of:=([.F2]/12597)*100" office:value-type="float" office:value="2.55616416607129" calcext:value-type="float">
            <text:p>2,56</text:p>
          </table:table-cell>
          <table:table-cell/>
          <table:table-cell table:style-name="ce4" table:formula="of:=[.E18]+[.H18]" office:value-type="float" office:value="12275" calcext:value-type="float">
            <text:p>12275</text:p>
          </table:table-cell>
          <table:table-cell table:formula="of:=12597-[.E2]" office:value-type="float" office:value="322" calcext:value-type="float">
            <text:p>322</text:p>
          </table:table-cell>
          <table:table-cell office:value-type="float" office:value="104.34896183" calcext:value-type="float">
            <text:p>104,34896183</text:p>
          </table:table-cell>
          <table:table-cell office:value-type="float" office:value="0.114810943604" calcext:value-type="float">
            <text:p>0,114810943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741684528062" calcext:value-type="float">
            <text:p>98,17</text:p>
          </table:table-cell>
          <table:table-cell table:style-name="ce3" table:formula="of:=([.F3]/12597)*100" office:value-type="float" office:value="1.82583154719378" calcext:value-type="float">
            <text:p>1,83</text:p>
          </table:table-cell>
          <table:table-cell/>
          <table:table-cell table:style-name="ce4" table:formula="of:=[.E19]+[.H19]" office:value-type="float" office:value="12367" calcext:value-type="float">
            <text:p>12367</text:p>
          </table:table-cell>
          <table:table-cell table:formula="of:=12597-[.E3]" office:value-type="float" office:value="230" calcext:value-type="float">
            <text:p>230</text:p>
          </table:table-cell>
          <table:table-cell office:value-type="float" office:value="179.220656872" calcext:value-type="float">
            <text:p>179,220656872</text:p>
          </table:table-cell>
          <table:table-cell office:value-type="float" office:value="0.122545957565" calcext:value-type="float">
            <text:p>0,12254595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3170596173692" calcext:value-type="float">
            <text:p>98,32</text:p>
          </table:table-cell>
          <table:table-cell table:style-name="ce3" table:formula="of:=([.F4]/12597)*100" office:value-type="float" office:value="1.68294038263079" calcext:value-type="float">
            <text:p>1,68</text:p>
          </table:table-cell>
          <table:table-cell/>
          <table:table-cell table:style-name="ce4" table:formula="of:=[.E20]+[.H20]" office:value-type="float" office:value="12385" calcext:value-type="float">
            <text:p>12385</text:p>
          </table:table-cell>
          <table:table-cell table:formula="of:=12597-[.E4]" office:value-type="float" office:value="212" calcext:value-type="float">
            <text:p>212</text:p>
          </table:table-cell>
          <table:table-cell office:value-type="float" office:value="207.298465967" calcext:value-type="float">
            <text:p>207,298465967</text:p>
          </table:table-cell>
          <table:table-cell office:value-type="float" office:value="0.129849910736" calcext:value-type="float">
            <text:p>0,129849910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3480987536715" calcext:value-type="float">
            <text:p>95,35</text:p>
          </table:table-cell>
          <table:table-cell table:style-name="ce3" table:formula="of:=([.F5]/12597)*100" office:value-type="float" office:value="4.65190124632849" calcext:value-type="float">
            <text:p>4,65</text:p>
          </table:table-cell>
          <table:table-cell/>
          <table:table-cell table:style-name="ce4" table:formula="of:=[.E21]+[.H21]" office:value-type="float" office:value="12011" calcext:value-type="float">
            <text:p>12011</text:p>
          </table:table-cell>
          <table:table-cell table:formula="of:=12597-[.E5]" office:value-type="float" office:value="586" calcext:value-type="float">
            <text:p>586</text:p>
          </table:table-cell>
          <table:table-cell office:value-type="float" office:value="177.560842991" calcext:value-type="float">
            <text:p>177,560842991</text:p>
          </table:table-cell>
          <table:table-cell office:value-type="float" office:value="0.137793064117" calcext:value-type="float">
            <text:p>0,13779306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580535048027" calcext:value-type="float">
            <text:p>97,16</text:p>
          </table:table-cell>
          <table:table-cell table:style-name="ce3" table:formula="of:=([.F6]/12597)*100" office:value-type="float" office:value="2.84194649519727" calcext:value-type="float">
            <text:p>2,84</text:p>
          </table:table-cell>
          <table:table-cell/>
          <table:table-cell table:style-name="ce4" table:formula="of:=[.E22]+[.H22]" office:value-type="float" office:value="12239" calcext:value-type="float">
            <text:p>12239</text:p>
          </table:table-cell>
          <table:table-cell table:formula="of:=12597-[.E6]" office:value-type="float" office:value="358" calcext:value-type="float">
            <text:p>358</text:p>
          </table:table-cell>
          <table:table-cell office:value-type="float" office:value="168.281620026" calcext:value-type="float">
            <text:p>168,281620026</text:p>
          </table:table-cell>
          <table:table-cell office:value-type="float" office:value="0.146216154099" calcext:value-type="float">
            <text:p>0,146216154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9838850519965" calcext:value-type="float">
            <text:p>98,98</text:p>
          </table:table-cell>
          <table:table-cell table:style-name="ce3" table:formula="of:=([.F7]/12597)*100" office:value-type="float" office:value="1.01611494800349" calcext:value-type="float">
            <text:p>1,02</text:p>
          </table:table-cell>
          <table:table-cell/>
          <table:table-cell table:style-name="ce4" table:formula="of:=[.E23]+[.H23]" office:value-type="float" office:value="12469" calcext:value-type="float">
            <text:p>12469</text:p>
          </table:table-cell>
          <table:table-cell table:formula="of:=12597-[.E7]" office:value-type="float" office:value="128" calcext:value-type="float">
            <text:p>128</text:p>
          </table:table-cell>
          <table:table-cell office:value-type="float" office:value="213.467648983" calcext:value-type="float">
            <text:p>213,467648983</text:p>
          </table:table-cell>
          <table:table-cell office:value-type="float" office:value="0.15446305275" calcext:value-type="float">
            <text:p>0,154463052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0226244343891" calcext:value-type="float">
            <text:p>95,02</text:p>
          </table:table-cell>
          <table:table-cell table:style-name="ce3" table:formula="of:=([.F8]/12597)*100" office:value-type="float" office:value="4.97737556561086" calcext:value-type="float">
            <text:p>4,98</text:p>
          </table:table-cell>
          <table:table-cell/>
          <table:table-cell table:style-name="ce4" table:formula="of:=[.E24]+[.H24]" office:value-type="float" office:value="11970" calcext:value-type="float">
            <text:p>11970</text:p>
          </table:table-cell>
          <table:table-cell table:formula="of:=12597-[.E8]" office:value-type="float" office:value="627" calcext:value-type="float">
            <text:p>627</text:p>
          </table:table-cell>
          <table:table-cell office:value-type="float" office:value="110.492739916" calcext:value-type="float">
            <text:p>110,492739916</text:p>
          </table:table-cell>
          <table:table-cell office:value-type="float" office:value="0.161825895309" calcext:value-type="float">
            <text:p>0,161825895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2374374851155" calcext:value-type="float">
            <text:p>97,24</text:p>
          </table:table-cell>
          <table:table-cell table:style-name="ce3" table:formula="of:=([.F9]/12597)*100" office:value-type="float" office:value="2.7625625148845" calcext:value-type="float">
            <text:p>2,76</text:p>
          </table:table-cell>
          <table:table-cell/>
          <table:table-cell table:style-name="ce4" table:formula="of:=[.E25]+[.H25]" office:value-type="float" office:value="12249" calcext:value-type="float">
            <text:p>12249</text:p>
          </table:table-cell>
          <table:table-cell table:formula="of:=12597-[.E9]" office:value-type="float" office:value="348" calcext:value-type="float">
            <text:p>348</text:p>
          </table:table-cell>
          <table:table-cell office:value-type="float" office:value="128.887953997" calcext:value-type="float">
            <text:p>128,887953997</text:p>
          </table:table-cell>
          <table:table-cell office:value-type="float" office:value="0.170284032822" calcext:value-type="float">
            <text:p>0,17028403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8087639914265" calcext:value-type="float">
            <text:p>96,81</text:p>
          </table:table-cell>
          <table:table-cell table:style-name="ce3" table:formula="of:=([.F10]/12597)*100" office:value-type="float" office:value="3.19123600857347" calcext:value-type="float">
            <text:p>3,19</text:p>
          </table:table-cell>
          <table:table-cell/>
          <table:table-cell table:style-name="ce4" table:formula="of:=[.E26]+[.H26]" office:value-type="float" office:value="12195" calcext:value-type="float">
            <text:p>12195</text:p>
          </table:table-cell>
          <table:table-cell table:formula="of:=12597-[.E10]" office:value-type="float" office:value="402" calcext:value-type="float">
            <text:p>402</text:p>
          </table:table-cell>
          <table:table-cell office:value-type="float" office:value="132.383201122" calcext:value-type="float">
            <text:p>132,383201122</text:p>
          </table:table-cell>
          <table:table-cell office:value-type="float" office:value="0.180329084396" calcext:value-type="float">
            <text:p>0,18032908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3567516075256" calcext:value-type="float">
            <text:p>98,36</text:p>
          </table:table-cell>
          <table:table-cell table:style-name="ce3" table:formula="of:=([.F11]/12597)*100" office:value-type="float" office:value="1.6432483924744" calcext:value-type="float">
            <text:p>1,64</text:p>
          </table:table-cell>
          <table:table-cell/>
          <table:table-cell table:style-name="ce4" table:formula="of:=[.E27]+[.H27]" office:value-type="float" office:value="12390" calcext:value-type="float">
            <text:p>12390</text:p>
          </table:table-cell>
          <table:table-cell table:formula="of:=12597-[.E11]" office:value-type="float" office:value="207" calcext:value-type="float">
            <text:p>207</text:p>
          </table:table-cell>
          <table:table-cell office:value-type="float" office:value="240.883331776" calcext:value-type="float">
            <text:p>240,883331776</text:p>
          </table:table-cell>
          <table:table-cell office:value-type="float" office:value="0.188799858093" calcext:value-type="float">
            <text:p>0,188799858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850678733032" calcext:value-type="float">
            <text:p>97,2850678733</text:p>
          </table:table-cell>
          <table:table-cell table:formula="of:=AVERAGE([.C2:.C11])" office:value-type="float" office:value="2.71493212669683" calcext:value-type="float">
            <text:p>2,714932126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55" calcext:value-type="float">
            <text:p>12255</text:p>
          </table:table-cell>
          <table:table-cell table:formula="of:=AVERAGE([.F2:.F11])" office:value-type="float" office:value="342" calcext:value-type="float">
            <text:p>342</text:p>
          </table:table-cell>
          <table:table-cell table:formula="of:=SUM([.G2:.G11])/10" office:value-type="float" office:value="166.282542348" calcext:value-type="float">
            <text:p>166,282542348</text:p>
          </table:table-cell>
          <table:table-cell table:formula="of:=SUM([.H2:.H11])/10" office:value-type="float" office:value="0.1506917953491" calcext:value-type="float">
            <text:p>0,150691795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85.9" calcext:value-type="float">
            <text:p>5685,9</text:p>
          </table:table-cell>
          <table:table-cell table:formula="of:=AVERAGE([.G18:.G27])" office:value-type="float" office:value="176.8" calcext:value-type="float">
            <text:p>176,8</text:p>
          </table:table-cell>
          <table:table-cell/>
          <table:table-cell office:value-type="float" office:value="5556" calcext:value-type="float">
            <text:p>5556</text:p>
          </table:table-cell>
          <table:table-cell office:value-type="float" office:value="25" calcext:value-type="float">
            <text:p>25</text:p>
          </table:table-cell>
          <table:table-cell office:value-type="float" office:value="297" calcext:value-type="float">
            <text:p>297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5.2" calcext:value-type="float">
            <text:p>165,2</text:p>
          </table:table-cell>
          <table:table-cell table:formula="of:=AVERAGE([.H18:.H27])" office:value-type="float" office:value="6569.1" calcext:value-type="float">
            <text:p>6569,1</text:p>
          </table:table-cell>
          <table:table-cell/>
          <table:table-cell office:value-type="float" office:value="5744" calcext:value-type="float">
            <text:p>574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table:formula="of:=12597-SUM([.E19:.G19])" office:value-type="float" office:value="6623" calcext:value-type="float">
            <text:p>662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3" calcext:value-type="float">
            <text:p>5743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formula="of:=12597-SUM([.E20:.G20])" office:value-type="float" office:value="6642" calcext:value-type="float">
            <text:p>664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85.9" calcext:value-type="float">
            <text:p>5685,9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413" calcext:value-type="float">
            <text:p>413</text:p>
          </table:table-cell>
          <table:table-cell office:value-type="float" office:value="173" calcext:value-type="float">
            <text:p>173</text:p>
          </table:table-cell>
          <table:table-cell table:formula="of:=12597-SUM([.E21:.G21])" office:value-type="float" office:value="6253" calcext:value-type="float">
            <text:p>625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5.2" calcext:value-type="float">
            <text:p>165,2</text:p>
          </table:table-cell>
          <table:table-cell table:number-columns-repeated="2"/>
          <table:table-cell office:value-type="float" office:value="5524" calcext:value-type="float">
            <text:p>5524</text:p>
          </table:table-cell>
          <table:table-cell office:value-type="float" office:value="88" calcext:value-type="float">
            <text:p>88</text:p>
          </table:table-cell>
          <table:table-cell office:value-type="float" office:value="270" calcext:value-type="float">
            <text:p>270</text:p>
          </table:table-cell>
          <table:table-cell table:formula="of:=12597-SUM([.E22:.G22])" office:value-type="float" office:value="6715" calcext:value-type="float">
            <text:p>671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6.8" calcext:value-type="float">
            <text:p>176,8</text:p>
          </table:table-cell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12597-SUM([.E23:.G23])" office:value-type="float" office:value="6784" calcext:value-type="float">
            <text:p>678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69.1" calcext:value-type="float">
            <text:p>6569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538" calcext:value-type="float">
            <text:p>538</text:p>
          </table:table-cell>
          <table:table-cell office:value-type="float" office:value="89" calcext:value-type="float">
            <text:p>89</text:p>
          </table:table-cell>
          <table:table-cell table:formula="of:=12597-SUM([.E24:.G24])" office:value-type="float" office:value="6169" calcext:value-type="float">
            <text:p>61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24" calcext:value-type="float">
            <text:p>5624</text:p>
          </table:table-cell>
          <table:table-cell office:value-type="float" office:value="85" calcext:value-type="float">
            <text:p>85</text:p>
          </table:table-cell>
          <table:table-cell office:value-type="float" office:value="263" calcext:value-type="float">
            <text:p>263</text:p>
          </table:table-cell>
          <table:table-cell table:formula="of:=12597-SUM([.E25:.G25])" office:value-type="float" office:value="6625" calcext:value-type="float">
            <text:p>662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5" calcext:value-type="float">
            <text:p>5625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table:formula="of:=12597-SUM([.E26:.G26])" office:value-type="float" office:value="6570" calcext:value-type="float">
            <text:p>65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61" calcext:value-type="float">
            <text:p>61</text:p>
          </table:table-cell>
          <table:table-cell office:value-type="float" office:value="146" calcext:value-type="float">
            <text:p>146</text:p>
          </table:table-cell>
          <table:table-cell table:formula="of:=12597-SUM([.E27:.G27])" office:value-type="float" office:value="6591" calcext:value-type="float">
            <text:p>65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850678733032" calcext:value-type="float">
            <text:p>0,9728506787</text:p>
          </table:table-cell>
          <table:table-cell table:number-columns-repeated="2"/>
          <table:table-cell table:formula="of:=SUM([.E18:.E27])/10" office:value-type="float" office:value="5685.9" calcext:value-type="float">
            <text:p>5685,9</text:p>
          </table:table-cell>
          <table:table-cell table:formula="of:=SUM([.F18:.F27])/10" office:value-type="float" office:value="165.2" calcext:value-type="float">
            <text:p>165,2</text:p>
          </table:table-cell>
          <table:table-cell table:formula="of:=SUM([.G18:.G27])/10" office:value-type="float" office:value="176.8" calcext:value-type="float">
            <text:p>176,8</text:p>
          </table:table-cell>
          <table:table-cell table:formula="of:=SUM([.H18:.H27])/10" office:value-type="float" office:value="6569.1" calcext:value-type="float">
            <text:p>6569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1493212669683" calcext:value-type="float">
            <text:p>0,0271493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9843246285841" calcext:value-type="float">
            <text:p>0,9698432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5468868330784" calcext:value-type="float">
            <text:p>0,97546886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47:13.683572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4S</meta:editing-duration>
    <meta:editing-cycles>6</meta:editing-cycles>
    <meta:generator>LibreOffice/5.1.6.2$Linux_X86_64 LibreOffice_project/10m0$Build-2</meta:generator>
    <dc:date>2018-01-20T14:48:40.767066181</dc:date>
    <meta:document-statistic meta:table-count="1" meta:cell-count="167" meta:object-count="0"/>
  </office:meta>
</office:document-meta>
</file>